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2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cm" svg:x="2.5cm" svg:y="1.5cm" draw:corner-radius="0.5cm">
          <text:p text:style-name="P1"><text:span text:style-name="T1">mutex_signal ()</text:span></text:p>
        </draw:rect>
        <draw:rect draw:style-name="gr1" draw:text-style-name="P2" draw:layer="layout" svg:width="2cm" svg:height="1cm" svg:x="9.5cm" svg:y="15cm" draw:corner-radius="0.5cm">
          <text:p text:style-name="P1"><text:span text:style-name="T1">Готово</text:span></text:p>
        </draw:rect>
        <draw:line draw:style-name="gr2" draw:text-style-name="P2" draw:layer="layout" svg:x1="4.5cm" svg:y1="2.5cm" svg:x2="4.5cm" svg:y2="3cm">
          <text:p/>
        </draw:line>
        <draw:line draw:style-name="gr3" draw:text-style-name="P2" draw:layer="layout" svg:x1="10.5cm" svg:y1="12.5cm" svg:x2="10.5cm" svg:y2="13cm">
          <text:p/>
        </draw:line>
        <draw:line draw:style-name="gr3" draw:text-style-name="P2" draw:layer="layout" svg:x1="10.5cm" svg:y1="14cm" svg:x2="10.5cm" svg:y2="15cm">
          <text:p/>
        </draw:line>
        <draw:custom-shape draw:style-name="gr4" draw:text-style-name="P2" draw:id="id1" draw:layer="layout" svg:width="6cm" svg:height="2.5cm" svg:x="1.5cm" svg:y="6cm">
          <text:p text:style-name="P1"><text:span text:style-name="T2">Есть группы,</text:span><text:span text:style-name="T2"><text:line-break/></text:span><text:span text:style-name="T2">ожидающие сигнала</text:span><text:span text:style-name="T2"><text:line-break/></text:span><text:span text:style-name="T2">на этом мутексе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0.938cm" svg:height="0.683cm" svg:x="7.35cm" svg:y="3.5cm">
          <draw:text-box>
            <text:p><text:span text:style-name="T1">Да</text:span></text:p>
          </draw:text-box>
        </draw:frame>
        <draw:frame draw:style-name="gr5" draw:text-style-name="P3" draw:layer="layout" svg:width="0.938cm" svg:height="0.683cm" svg:x="7.3cm" svg:y="6.551cm">
          <draw:text-box>
            <text:p><text:span text:style-name="T1">Да</text:span></text:p>
          </draw:text-box>
        </draw:frame>
        <draw:frame draw:style-name="gr5" draw:text-style-name="P3" draw:layer="layout" svg:width="1.124cm" svg:height="0.683cm" svg:x="3.15cm" svg:y="5.2cm">
          <draw:text-box>
            <text:p><text:span text:style-name="T1">Нет</text:span></text:p>
          </draw:text-box>
        </draw:frame>
        <draw:custom-shape draw:style-name="gr4" draw:text-style-name="P2" draw:id="id3" draw:layer="layout" svg:width="6cm" svg:height="2.5cm" svg:x="1.5cm" svg:y="3cm">
          <text:p text:style-name="P1"><text:span text:style-name="T1">Есть задачи,</text:span><text:span text:style-name="T1"><text:line-break/></text:span><text:span text:style-name="T1">ожидающие сигнала</text:span><text:span text:style-name="T1"><text:line-break/></text:span><text:span text:style-name="T1">на этом мутексе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1.124cm" svg:height="0.683cm" svg:x="3.1cm" svg:y="8.252cm">
          <draw:text-box>
            <text:p><text:span text:style-name="T1">Нет</text:span></text:p>
          </draw:text-box>
        </draw:frame>
        <draw:custom-shape draw:style-name="gr4" draw:text-style-name="P2" draw:layer="layout" svg:width="5cm" svg:height="2.75cm" svg:x="8cm" svg:y="9.75cm">
          <text:p text:style-name="P1"><text:span text:style-name="T1">Для каждой из групп,</text:span><text:span text:style-name="T1"><text:line-break/></text:span><text:span text:style-name="T1">ждущих сигала:</text:span><text:span text:style-name="T1"><text:line-break/></text:span><text:span text:style-name="T1">запоминание сообщения;</text:span><text:span text:style-name="T1"><text:line-break/></text:span><text:span text:style-name="T1">установка флага активности;</text:span><text:span text:style-name="T1"><text:line-break/></text:span><text:span text:style-name="T1">занесение ожидающей</text:span><text:span text:style-name="T1"><text:line-break/></text:span><text:span text:style-name="T1">задачи в список task_activ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9.3cm" svg:x2="10.5cm" svg:y2="9.8cm">
          <text:p/>
        </draw:line>
        <draw:custom-shape draw:style-name="gr4" draw:text-style-name="P2" draw:layer="layout" svg:width="5cm" svg:height="1cm" svg:x="8cm" svg:y="13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cm" svg:y1="5.5cm" svg:x2="4.5cm" svg:y2="6cm">
          <text:p/>
        </draw:line>
        <draw:custom-shape draw:style-name="gr4" draw:text-style-name="P2" draw:id="id2" draw:layer="layout" svg:width="5cm" svg:height="1.55cm" svg:x="8cm" svg:y="7.75cm">
          <text:p text:style-name="P1"><text:span text:style-name="T1">Занесение всех задач,</text:span><text:span text:style-name="T1"><text:line-break/></text:span><text:span text:style-name="T1">ждущих сигнала,</text:span><text:span text:style-name="T1"><text:line-break/></text:span><text:span text:style-name="T1"> в список task_activ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4" draw:layer="layout" svg:x1="7.5cm" svg:y1="7.25cm" svg:x2="10.5cm" svg:y2="7.75cm" draw:start-shape="id1" draw:start-glue-point="7" draw:end-shape="id2" draw:end-glue-point="0" svg:d="m7500 7250h3000v500">
          <text:p/>
        </draw:connector>
        <draw:connector draw:style-name="gr6" draw:text-style-name="P1" draw:layer="layout" svg:x1="7.5cm" svg:y1="4.25cm" svg:x2="10.5cm" svg:y2="7.25cm" draw:start-shape="id3" draw:start-glue-point="7" draw:end-shape="id4" draw:end-glue-point="0" svg:d="m7500 4250h3000v3000">
          <text:p/>
        </draw:connector>
        <draw:connector draw:style-name="gr6" draw:text-style-name="P1" draw:layer="layout" draw:line-skew="3.049cm" svg:x1="4.5cm" svg:y1="8.5cm" svg:x2="6.5cm" svg:y2="14.5cm" draw:start-shape="id1" draw:start-glue-point="6" draw:end-shape="id5" draw:end-glue-point="3" svg:d="m4500 8500v6000h2000v0">
          <text:p/>
        </draw:connector>
        <draw:line draw:style-name="gr3" draw:text-style-name="P2" draw:id="id5" draw:layer="layout" svg:x1="6.5cm" svg:y1="14.5cm" svg:x2="10.5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8:43:08</dc:date>
    <meta:editing-duration>PT02H07M19S</meta:editing-duration>
    <meta:editing-cycles>51</meta:editing-cycles>
    <meta:generator>OpenOffice.org/3.2$Unix OpenOffice.org_project/320m12$Build-9483</meta:generator>
    <meta:document-statistic meta:object-count="20"/>
  </office:meta>
</office:document-meta>
</file>